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  <style:style style:name="T3" style:family="text">
      <style:text-properties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5"><text:span text:style-name="T2">Avis de la commission : {avisDossierCommission}</text:span></text:p>
      <text:p text:style-name="P6">Service instructeur : {servInstructeur}</text:p>
      <text:p text:style-name="P6">Descriptif dossier : {descriptifDossier}</text:p>
      <text:p text:style-name="P6">Liste des prévisionnistes du dossier :<text:span text:style-name="T3">[!-- BEGIN preventionnistes --]</text:span></text:p>
      <text:p text:style-name="P2">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><text:soft-page-break/></text:p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><text:soft-page-break/></text:p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3T14:42:34.71</dc:date>
    <meta:editing-duration>PT2H4M3S</meta:editing-duration>
    <meta:editing-cycles>83</meta:editing-cycles>
    <meta:generator>OpenOffice/4.0.1$Win32 OpenOffice.org_project/401m5$Build-9714</meta:generator>
    <dc:creator>Rémi Kinowski</dc:creator>
    <meta:document-statistic meta:table-count="2" meta:image-count="0" meta:object-count="0" meta:page-count="3" meta:paragraph-count="102" meta:word-count="490" meta:character-count="3540"/>
  </office:meta>
</office:document-meta>
</file>